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1/26/2021 9:54:03</text:span></text:p>
      <text:p text:style-name="P2"><text:span text:style-name="T1">Participant: P5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2 -- nan</text:span></text:p>
      <text:p text:style-name="P2"><text:span text:style-name="T1">2. It was simple to use this system. </text:span></text:p>
      <text:p text:style-name="P2"><text:span text:style-name="T1"><text:tab/>2 -- nan</text:span></text:p>
      <text:p text:style-name="P2"><text:span text:style-name="T1">3. I could effectively complete the tasks and scenarios using this system. </text:span></text:p>
      <text:p text:style-name="P2"><text:span text:style-name="T1"><text:tab/>2 -- nan</text:span></text:p>
      <text:p text:style-name="P2"><text:span text:style-name="T1">4. I was able to complete the tasks and scenarios quickly using this system. </text:span></text:p>
      <text:p text:style-name="P2"><text:span text:style-name="T1"><text:tab/>2 -- nan</text:span></text:p>
      <text:p text:style-name="P2"><text:span text:style-name="T1">5. I was able to efficiently complete the tasks and scenarios using this system.</text:span></text:p>
      <text:p text:style-name="P2"><text:span text:style-name="T1"><text:tab/>2 -- nan</text:span></text:p>
      <text:p text:style-name="P2"><text:span text:style-name="T1">6. I felt comfortable using this system.</text:span></text:p>
      <text:p text:style-name="P2"><text:span text:style-name="T1"><text:tab/>2 -- nan</text:span></text:p>
      <text:p text:style-name="P2"><text:span text:style-name="T1">7. It was easy to learn to use this system.</text:span></text:p>
      <text:p text:style-name="P2"><text:span text:style-name="T1"><text:tab/>2 -- nan</text:span></text:p>
      <text:p text:style-name="P2"><text:span text:style-name="T1">8. I believe I could become productive quickly using this system. </text:span></text:p>
      <text:p text:style-name="P2"><text:span text:style-name="T1"><text:tab/>3 -- nan</text:span></text:p>
      <text:p text:style-name="P2"><text:span text:style-name="T1">9. The system gave error messages that clearly told me how to fix problems.</text:span></text:p>
      <text:p text:style-name="P2"><text:span text:style-name="T1"><text:tab/>4.0 -- Memory issues weren't reported but the information about queries was informative</text:span></text:p>
      <text:p text:style-name="P2"><text:span text:style-name="T1">10. Whenever I made a mistake using the system, I could recover easily and quickly.</text:span></text:p>
      <text:p text:style-name="P2"><text:span text:style-name="T1"><text:tab/>2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2 -- nan</text:span></text:p>
      <text:p text:style-name="P2"><text:span text:style-name="T1">12. It was easy to find the information I needed. </text:span></text:p>
      <text:p text:style-name="P2"><text:span text:style-name="T1"><text:tab/>3 -- nan</text:span></text:p>
      <text:p text:style-name="P2"><text:span text:style-name="T1">13. The information provided for the system was easy to understand. </text:span></text:p>
      <text:p text:style-name="P2"><text:span text:style-name="T1"><text:tab/>2 -- nan</text:span></text:p>
      <text:p text:style-name="P2"><text:span text:style-name="T1">14. The information was effective in helping me complete the tasks and <text:s/>scenarios. </text:span></text:p>
      <text:p text:style-name="P2"><text:span text:style-name="T1"><text:tab/>2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3 -- nan</text:span></text:p>
      <text:p text:style-name="P2"><text:span text:style-name="T1">16. The interface of this system was pleasant. </text:span></text:p>
      <text:p text:style-name="P2"><text:span text:style-name="T1"><text:tab/>2 -- nan</text:span></text:p>
      <text:p text:style-name="P2"><text:span text:style-name="T1">17. I liked using the interface of this system. </text:span></text:p>
      <text:p text:style-name="P2"><text:span text:style-name="T1"><text:tab/>2 -- nan</text:span></text:p>
      <text:p text:style-name="P2"><text:span text:style-name="T1">18. This system has all the functions and capabilities I expect it to have. </text:span></text:p>
      <text:p text:style-name="P2"><text:span text:style-name="T1"><text:tab/>2 -- nan</text:span></text:p>
      <text:p text:style-name="P2"><text:span text:style-name="T1">19. Overall, I am satisfied with this system. </text:span></text:p>
      <text:p text:style-name="P2"><text:span text:style-name="T1"><text:tab/>2 -- n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293" meta:character-count="1548" meta:non-whitespace-character-count="1261"/>
    <meta:generator>LibreOfficeDev/6.0.5.2$Linux_X86_64 LibreOffice_project/</meta:generator>
  </office:meta>
</office:document-meta>
</file>